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2e80" officeooo:paragraph-rsid="001c2e80"/>
    </style:style>
    <style:style style:name="P2" style:family="paragraph" style:parent-style-name="Standard">
      <style:text-properties officeooo:rsid="001d4bd5" officeooo:paragraph-rsid="001d4b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I like to play badminton with friends………</text:p>
      <text:p text:style-name="P2">jhvdfbjhbfhdsb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2T18:49:31.379000000</dc:date>
    <meta:editing-duration>PT38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2" meta:word-count="8" meta:character-count="55" meta:non-whitespace-character-count="49"/>
  </office:meta>
</office:document-meta>
</file>